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family="'Ubuntu Mono'" style:font-pitch="fixe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0c0c0" fo:font-size="24pt" style:font-size-asian="24pt" style:font-size-complex="24pt"/>
    </style:style>
    <style:style style:name="T3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family="'Ubuntu Mono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patch inferenc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mPL for the mass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patch inferenc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mPL for the masses</text:p>
          </draw:text-box>
        </draw:frame>
        <draw:frame draw:style-name="gr2" draw:layer="layout" svg:width="4.786cm" svg:height="0.988cm" svg:x="12.446cm" svg:y="15.494cm">
          <draw:text-box>
            <text:p>… eventually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patch inference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 text:style-name="P1"><text:span text:style-name="T1">Joint work with:</text:span></text:p>
            <text:p text:style-name="P1">Anh Cuong Nguyen <text:span text:style-name="T2">(anhcuong@comp.nus.edu.sg)</text:span></text:p>
            <text:p text:style-name="P1">David Lo <text:span text:style-name="T2">(davidlo@smu.edu.sg)</text:span></text:p>
            <text:p text:style-name="P1">Julia Lawall <text:span text:style-name="T2">(julia@diku.dk)</text:span></text:p>
            <text:p text:style-name="P1">Siau-Cheng Khoo <text:span text:style-name="T2">(</text:span><text:span text:style-name="T2"><text:a xlink:href="mailto:khoosc@comp.nus.edu.sg">khoosc@comp.nus.edu.sg</text:a></text:span><text:span text:style-name="T2">)</text:span></text:p>
            <text:p text:style-name="P1"><text:span text:style-name="T2"/></text:p>
            <text:p text:style-name="P1"><text:span text:style-name="T3">And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 there a bug here?</text:p>
          </draw:text-box>
        </draw:frame>
        <draw:frame draw:style-name="gr2" draw:text-style-name="P3" draw:layer="layout" svg:width="26.22cm" svg:height="15.587cm" svg:x="1.016cm" svg:y="4.826cm">
          <draw:text-box>
            <text:p><text:span text:style-name="T4">@@ -2108,10 +2100,8 @@ int cont_prepare_write(struct page *page, unsigned offset,</text:span></text:p>
            <text:p><text:span text:style-name="T4"><text:s text:c="48"/></text:span><text:span text:style-name="T4">PAGE_CACHE_SIZE, get_block);</text:span></text:p>
            <text:p><text:span text:style-name="T4"><text:s text:c="16"/></text:span><text:span text:style-name="T4">if (status)</text:span></text:p>
            <text:p><text:span text:style-name="T4"><text:s text:c="24"/></text:span><text:span text:style-name="T4">goto out_unmap;</text:span></text:p>
            <text:p><text:span text:style-name="T4">- <text:s text:c="14"/>kaddr = kmap_atomic(new_page, KM_USER0);</text:span></text:p>
            <text:p><text:span text:style-name="T4">- <text:s text:c="14"/>memset(kaddr+zerofrom, 0, PAGE_CACHE_SIZE-zerofrom);</text:span></text:p>
            <text:p><text:span text:style-name="T4">- <text:s text:c="14"/>flush_dcache_page(new_page);</text:span></text:p>
            <text:p><text:span text:style-name="T4">- <text:s text:c="14"/>kunmap_atomic(kaddr, KM_USER0);</text:span></text:p>
            <text:p><text:span text:style-name="T4">+ <text:s text:c="14"/>zero_user_page(page, zerofrom, PAGE_CACHE_SIZE - zerofrom,</text:span></text:p>
            <text:p><text:span text:style-name="T4">+ <text:s text:c="30"/>KM_USER0);</text:span></text:p>
            <text:p><text:span text:style-name="T4"><text:s text:c="16"/></text:span><text:span text:style-name="T4">generic_commit_write(NULL, new_page, zerofrom, PAGE_CACHE_SIZE);</text:span></text:p>
            <text:p><text:span text:style-name="T4"><text:s text:c="16"/></text:span><text:span text:style-name="T4">unlock_page(new_page);</text:span></text:p>
            <text:p><text:span text:style-name="T4"><text:s text:c="16"/></text:span><text:span text:style-name="T4">page_cache_release(new_page);</text:span></text:p>
            <text:p><text:span text:style-name="T4">@@ -2138,10 +2128,7 @@ int cont_prepare_write(struct page *page, unsigned offset,</text:span></text:p>
            <text:p><text:span text:style-name="T4"><text:s text:c="8"/></text:span><text:span text:style-name="T4">if (status)</text:span></text:p>
            <text:p><text:span text:style-name="T4"><text:s text:c="16"/></text:span><text:span text:style-name="T4">goto out1;</text:span></text:p>
            <text:p><text:span text:style-name="T4"><text:s text:c="8"/></text:span><text:span text:style-name="T4">if (zerofrom &lt; offset) {</text:span></text:p>
            <text:p><text:span text:style-name="T4">- <text:s text:c="14"/>kaddr = kmap_atomic(page, KM_USER0);</text:span></text:p>
            <text:p><text:span text:style-name="T4">- <text:s text:c="14"/>memset(kaddr+zerofrom, 0, offset-zerofrom);</text:span></text:p>
            <text:p><text:span text:style-name="T4">- <text:s text:c="14"/>flush_dcache_page(page);</text:span></text:p>
            <text:p><text:span text:style-name="T4">- <text:s text:c="14"/>kunmap_atomic(kaddr, KM_USER0);</text:span></text:p>
            <text:p><text:span text:style-name="T4">+ <text:s text:c="14"/>zero_user_page(page, zerofrom, offset - zerofrom, KM_USER0);</text:span></text:p>
            <text:p><text:span text:style-name="T4"><text:s text:c="16"/></text:span><text:span text:style-name="T4">__block_commit_write(inode, page, zerofrom, offset);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06:42:17</meta:creation-date>
    <dc:date>2012-09-05T09:49:21</dc:date>
    <meta:editing-duration>PT3H5M18S</meta:editing-duration>
    <meta:editing-cycles>5</meta:editing-cycles>
    <meta:generator>LibreOffice/3.6$Linux_X86_64 LibreOffice_project/360m1$Build-2</meta:generator>
    <meta:document-statistic meta:object-count="38"/>
  </office:meta>
</office:document-meta>
</file>